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App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App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App.isNes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App.savePreviousActionInfo( ActionForm form , HttpServletRequest request , ActionMapping mapping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